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>
      <style:paragraph-properties fo:text-align="left" style:writing-mode="lr"/>
    </style:style>
    <style:style style:family="paragraph" style:name="P1" style:display-name="P1" style:parent-style-name="Normal">
      <style:paragraph-properties fo:text-align="left" fo:break-before="page" style:writing-mode="lr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[goto=key]key[/goto]</text:p>
        <text:p text:style-name="P2">[goto=mouse]mouse[/goto]</text:p>
        <text:p text:style-name="P2">[goto=combined]combined[/goto]</text:p>
        <text:p text:style-name="P2">[goto=system]system[/goto]</text:p>
        <text:p text:style-name="P2">[goto=clipboard]clipboard[/goto]</text:p>
        <text:p text:style-name="P2"/>
        <text:p text:style-name="P2"/>
        <text:p text:style-name="P2">[anchor]key[/anchor]</text:p>
        <text:p text:style-name="P2">[b]Объект key[/b]</text:p>
        <text:p text:style-name="P2">[list]</text:p>
        <text:p text:style-name="P2">[*]int getMinDelay();</text:p>
        <text:p text:style-name="P2">[*]int getMultipliedPressDelay();</text:p>
        <text:p text:style-name="P2">[*]int getMultipliedReleaseDelay();</text:p>
        <text:p text:style-name="P2">[*]float getMultiplier();</text:p>
        <text:p text:style-name="P2">[*]int getPressDelay();</text:p>
        <text:p text:style-name="P2">[*]int getReleaseDelay();</text:p>
        <text:p text:style-name="P2">[*]float getSpeed();</text:p>
        <text:p text:style-name="P2">[*]boolean isPressed(String keys);</text:p>
        <text:p text:style-name="P2">[*]void perform(String keys, String action);</text:p>
        <text:p text:style-name="P2">[*]void press(String keys);</text:p>
        <text:p text:style-name="P2">[*]void release(String keys);</text:p>
        <text:p text:style-name="P2">[*]void resetDelays();</text:p>
        <text:p text:style-name="P2">[*]void resetMultiplier();</text:p>
        <text:p text:style-name="P2">[*]void resetSpeed();</text:p>
        <text:p text:style-name="P2">[*]void setDelays(int delay);</text:p>
        <text:p text:style-name="P2">[*]void setMinDelay(int delay);</text:p>
        <text:p text:style-name="P2">[*]void setMultiplier(float multiplier);</text:p>
        <text:p text:style-name="P2">[*]void setPressDelay(int pressDelay);</text:p>
        <text:p text:style-name="P2">[*]void setReleaseDelay(int releaseDelay);</text:p>
        <text:p text:style-name="P2">[*]void setSpeed(float multiplier);</text:p>
        <text:p text:style-name="P2">[*]void type(String keys);</text:p>
        <text:p text:style-name="P2">[/list]</text:p>
        <text:p text:style-name="P2"/>
        <text:p text:style-name="P2"/>
        <text:p text:style-name="P2"/>
        <text:p text:style-name="P2">[anchor]mouse[/anchor]</text:p>
        <text:p text:style-name="P2">[b]Объект mouse[/b]</text:p>
        <text:p text:style-name="P2">[list]</text:p>
        <text:p text:style-name="P2">[*]void button(String button, String action);</text:p>
        <text:p text:style-name="P2">[*]void buttonAt(String button, String action, int x, int y);</text:p>
        <text:p text:style-name="P2">[*]void click(String button);</text:p>
        <text:p text:style-name="P2">[*]void clickAt(String button, int x, int y);</text:p>
        <text:p text:style-name="P2">[*]int getMinDelay();</text:p>
        <text:p text:style-name="P2">[*]int getMoveDelay();</text:p>
        <text:p text:style-name="P2">[*]int getMultipliedMoveDelay();</text:p>
        <text:p text:style-name="P2">[*]int getMultipliedPressDelay();</text:p>
        <text:p text:style-name="P2">[*]int getMultipliedReleaseDelay();</text:p>
        <text:p text:style-name="P2">[*]int getMultipliedWheelDelay();</text:p>
        <text:p text:style-name="P2">[*]float getMultiplier();</text:p>
        <text:p text:style-name="P2">[*]int getPressDelay();</text:p>
        <text:p text:style-name="P2">[*]int getReleaseDelay();</text:p>
        <text:p text:style-name="P2">[*]float getSpeed();</text:p>
        <text:p text:style-name="P2">[*]int getWheelDelay();</text:p>
        <text:p text:style-name="P2">[*]int getX();</text:p>
        <text:p text:style-name="P2">[*]int getY();</text:p>
        <text:p text:style-name="P2">[*]void move(int dx, int dy);</text:p>
        <text:p text:style-name="P2">[*]void moveAbsolute(String path);</text:p>
        <text:p text:style-name="P2">[*]void moveAbsolute_D(String path);</text:p>
        <text:p text:style-name="P2">[*]void moveAndButton(String button, String action, int dx, int dy);</text:p>
        <text:p text:style-name="P2">[*]void moveAndClick(String button, int dx, int dy);</text:p>
        <text:p text:style-name="P2">[*]void moveAndPress(String button, int dx, int dy);</text:p>
        <text:p text:style-name="P2">[*]void moveAndRelease(String button, int dx, int dy);</text:p>
        <text:p text:style-name="P2">[*]void moveAndWheel(String direction, int amount, int dx, int dy);</text:p>
        <text:p text:style-name="P2">[*]void moveRelative(String path);</text:p>
        <text:p text:style-name="P2">[*]void moveRelative_D(String path);</text:p>
        <text:p text:style-name="P2">[*]void moveTo(int x, int y);</text:p>
        <text:p text:style-name="P2">[*]void press(String button);</text:p>
        <text:p text:style-name="P2">[*]void pressAt(String button, int x, int y);</text:p>
        <text:p text:style-name="P2">[*]void release(String button);</text:p>
        <text:p text:style-name="P2">[*]void releaseAt(String button, int x, int y);</text:p>
        <text:p text:style-name="P2">[*]void resetDelays();</text:p>
        <text:p text:style-name="P2">[*]void resetMultiplier();</text:p>
        <text:p text:style-name="P2">[*]void resetSpeed();</text:p>
        <text:p text:style-name="P2">[*]void setDelays(int delay);</text:p>
        <text:p text:style-name="P2">[*]void setMinDelay(int minDelay);</text:p>
        <text:p text:style-name="P2">[*]void setMoveDelay(int moveDelay);</text:p>
        <text:p text:style-name="P2">[*]void setMultiplier(float multiplier);</text:p>
        <text:p text:style-name="P2">[*]void setPressDelay(int pressDelay);</text:p>
        <text:p text:style-name="P2">[*]void setReleaseDelay(int releaseDelay);</text:p>
        <text:p text:style-name="P2">[*]void setSpeed(float multiplier);</text:p>
        <text:p text:style-name="P2">[*]void setWheelDelay(int wheelDelay);</text:p>
        <text:p text:style-name="P2">[*]void setX(int x);</text:p>
        <text:p text:style-name="P2">[*]void setY(int y);</text:p>
        <text:p text:style-name="P2">[*]void wheel(String direction, int amount);</text:p>
        <text:p text:style-name="P2">[*]void wheelAt(String direction, int amount, int x, int y);</text:p>
        <text:p text:style-name="P2">[/list]</text:p>
        <text:p text:style-name="P2"/>
        <text:p text:style-name="P2">[anchor]combined[/anchor]</text:p>
        <text:p text:style-name="P2">[b]Объект combined[/b]</text:p>
        <text:p text:style-name="P2">[list]</text:p>
        <text:p text:style-name="P2">[*]void run(String encoding, String code);</text:p>
        <text:p text:style-name="P2">[/list]</text:p>
        <text:p text:style-name="P2"/>
        <text:p text:style-name="P2">[anchor]system[/anchor]</text:p>
        <text:p text:style-name="P2">[b]Объект system[/b]</text:p>
        <text:p text:style-name="P2">[list]</text:p>
        <text:p text:style-name="P2">[*]int getMultipliedDelay(int delay);</text:p>
        <text:p text:style-name="P2">[*]float getMultiplier();</text:p>
        <text:p text:style-name="P2">[*]float getSpeed();</text:p>
        <text:p text:style-name="P2">[*]void print(String s);</text:p>
        <text:p text:style-name="P2">[*]void println(String s);</text:p>
        <text:p text:style-name="P2">[*]void registerShortcut(String shortcut, String function);</text:p>
        <text:p text:style-name="P2">[*]void resetMultiplier();</text:p>
        <text:p text:style-name="P2">[*]void resetSpeed();</text:p>
        <text:p text:style-name="P2">[*]void setMultiplier(float multiplier);</text:p>
        <text:p text:style-name="P2">[*]void setSpeed(float multiplier);</text:p>
        <text:p text:style-name="P2">[*]void sleep(int ms);</text:p>
        <text:p text:style-name="P2">[/list]</text:p>
        <text:p text:style-name="P2"/>
        <text:p text:style-name="P2">[anchor]clipboard[/anchor]</text:p>
        <text:p text:style-name="P2">[b]Объект clipboard[/b]</text:p>
        <text:p text:style-name="P2">[list]</text:p>
        <text:p text:style-name="P2">[*]String get();</text:p>
        <text:p text:style-name="P2">[*]void set(String str);</text:p>
        <text:p text:style-name="P2">[/list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in" fo:margin-bottom="0.0972in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5-14T18:22:02.595186430</meta:creation-date>
    <dc:date>Mon May 14 18:24:27 2018
</dc:date>
  </office:meta>
</office:document-meta>
</file>